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1.22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 1C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]);0;IF([.B3]=[.C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]);0;IF([.B4]=[.C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8]);0;IF([.B8]=[.C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9]);0;IF([.B9]=[.C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0]);0;IF([.B10]=[.C1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1]);0;IF([.B11]=[.C1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4]);0;IF([.B14]=[.C14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ISBLANK([.B15]);0;IF([.B15]=[.C1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6]);0;IF([.B16]=[.C1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7]);0;IF([.B17]=[.C1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8]);0;IF([.B18]=[.C1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9]);0;IF([.B19]=[.C1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0]);0;IF([.B20]=[.C2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2]);0;IF([.B22]=[.C2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3]);0;IF([.B23]=[.C2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4]);0;IF([.B24]=[.C2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6]);0;IF([.B26]=[.C26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ISBLANK([.B27]);0;IF([.B27]=[.C2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8]);0;IF([.B28]=[.C2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9]);0;IF([.B29]=[.C2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0]);0;IF([.B30]=[.C3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1]);0;IF([.B31]=[.C3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2]);0;IF([.B32]=[.C3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3]);0;IF([.B33]=[.C3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4]);0;IF([.B34]=[.C3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5]);0;IF([.B35]=[.C3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6]);0;IF([.B36]=[.C3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7]);0;IF([.B37]=[.C3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8]);0;IF([.B38]=[.C3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9]);0;IF([.B39]=[.C3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0]);0;IF([.B40]=[.C4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1]);0;IF([.B41]=[.C4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2]);0;IF([.B42]=[.C4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3]);0;IF([.B43]=[.C4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4]);0;IF([.B44]=[.C4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5]);0;IF([.B45]=[.C4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6]);0;IF([.B46]=[.C4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7]);0;IF([.B47]=[.C4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8]);0;IF([.B48]=[.C4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9]);0;IF([.B49]=[.C4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0]);0;IF([.B50]=[.C5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1]);0;IF([.B51]=[.C51];1;0)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f:=COUNTA([.B2:.B51])" office:value-type="float" office:value="26">
            <text:p>26</text:p>
          </table:table-cell>
          <table:table-cell/>
          <table:table-cell table:formula="of:=SUM([.D2:.D51])" office:value-type="float" office:value="24">
            <text:p>24</text:p>
          </table:table-cell>
          <table:table-cell table:formula="of:=[.D52]/[.B52]%" office:value-type="float" office:value="92.3076923076923">
            <text:p>92.3076923077</text:p>
          </table:table-cell>
        </table:table-row>
      </table:table>
      <table:table table:name="MathematicalOperation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Attempted</text:p>
          </table:table-cell>
          <table:table-cell office:value-type="string">
            <text:p>correct Answers</text:p>
          </table:table-cell>
          <table:table-cell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ISBLANK([.B4]);0;IF([.B4]=[.C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ISBLANK([.B8]);0;IF([.B8]=[.C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c</text:p>
          </table:table-cell>
          <table:table-cell table:formula="of:=IF(ISBLANK([.B10]);0;IF([.B10]=[.C10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formula="of:=IF(ISBLANK([.B16]);0;IF([.B16]=[.C16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formula="of:=IF(ISBLANK([.B17]);0;IF([.B17]=[.C17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formula="of:=IF(ISBLANK([.B18]);0;IF([.B18]=[.C18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table:formula="of:=IF(ISBLANK([.B19]);0;IF([.B19]=[.C19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formula="of:=IF(ISBLANK([.B20]);0;IF([.B20]=[.C20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formula="of:=IF(ISBLANK([.B21]);0;IF([.B21]=[.C21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formula="of:=IF(ISBLANK([.B23]);0;IF([.B23]=[.C23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formula="of:=COUNTA([.B2:.B24])" office:value-type="float" office:value="23">
            <text:p>23</text:p>
          </table:table-cell>
          <table:table-cell/>
          <table:table-cell table:formula="of:=SUM([.D2:.D24])" office:value-type="float" office:value="13">
            <text:p>13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/04/2020</text:date>, <text:time>17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20T17:46:42</dc:date>
    <dc:creator>Akshat Zala</dc:creator>
    <meta:editing-duration>PT14H37M52S</meta:editing-duration>
    <meta:editing-cycles>321</meta:editing-cycles>
    <meta:document-statistic meta:table-count="10" meta:cell-count="1001" meta:object-count="0"/>
  </office:meta>
</office:document-meta>
</file>